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Segoe UI Symbol" style:font-name-complex="Segoe UI Symbo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Segoe UI Symbol" style:font-name-complex="Segoe UI Symbo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Segoe UI Symbol" style:font-name-complex="Segoe UI Symbo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Segoe UI Symbol" style:font-name-complex="Segoe UI Symbo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Segoe UI Symbol" style:font-name-complex="Segoe UI Symbo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Segoe UI Symbol" style:font-name-complex="Segoe UI Symbo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Segoe UI Symbol" style:font-name-complex="Segoe UI Symbo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Segoe UI Symbol" style:font-name-complex="Segoe UI Symbo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="Segoe UI Symbol" style:font-name-complex="Segoe UI Symbol"/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="Segoe UI Symbol" style:font-name-complex="Segoe UI Symbol"/>
    </style:style>
    <style:style style:name="T37" style:parent-style-name="DefaultParagraphFont" style:family="text">
      <style:text-properties style:font-name="Arial" style:font-name-complex="Arial"/>
    </style:style>
    <style:style style:name="T38" style:parent-style-name="DefaultParagraphFont" style:family="text">
      <style:text-properties style:font-name="Segoe UI Symbol" style:font-name-complex="Segoe UI Symbo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Segoe UI Symbol" style:font-name-complex="Segoe UI Symbo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Segoe UI Symbol" style:font-name-complex="Segoe UI Symbo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Segoe UI Symbol" style:font-name-complex="Segoe UI Symbo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Segoe UI Symbol" style:font-name-complex="Segoe UI Symbo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Segoe UI Symbol" style:font-name-complex="Segoe UI Symbo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Segoe UI Symbol" style:font-name-complex="Segoe UI Symbo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Segoe UI Symbol" style:font-name-complex="Segoe UI Symbo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Segoe UI Symbol" style:font-name-complex="Segoe UI Symbo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Segoe UI Symbol" style:font-name-complex="Segoe UI Symbo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Segoe UI Symbol" style:font-name-complex="Segoe UI Symbo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Segoe UI Symbol" style:font-name-complex="Segoe UI Symbo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Segoe UI Symbol" style:font-name-complex="Segoe UI Symbo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Segoe UI Symbol" style:font-name-complex="Segoe UI Symbo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Segoe UI Symbol" style:font-name-complex="Segoe UI Symbo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Segoe UI Symbol" style:font-name-complex="Segoe UI Symbo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Segoe UI Symbol" style:font-name-complex="Segoe UI Symbo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Segoe UI Symbol" style:font-name-complex="Segoe UI Symbo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Segoe UI Symbol" style:font-name-complex="Segoe UI Symbo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Segoe UI Symbol" style:font-name-complex="Segoe UI Symbo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Segoe UI Symbol" style:font-name-complex="Segoe UI Symbo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Segoe UI Symbol" style:font-name-complex="Segoe UI Symbo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Segoe UI Symbol" style:font-name-complex="Segoe UI Symbo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Segoe UI Symbol" style:font-name-complex="Segoe UI Symbo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Segoe UI Symbol" style:font-name-complex="Segoe UI Symbo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Segoe UI Symbol" style:font-name-complex="Segoe UI Symbo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Segoe UI Symbol" style:font-name-complex="Segoe UI Symbo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Segoe UI Symbol" style:font-name-complex="Segoe UI Symbo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Segoe UI Symbol" style:font-name-complex="Segoe UI Symbol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Segoe UI Symbol" style:font-name-complex="Segoe UI Symbol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Segoe UI Symbol" style:font-name-complex="Segoe UI Symbol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Segoe UI Symbol" style:font-name-complex="Segoe UI Symbol"/>
    </style:style>
    <style:style style:name="T114" style:parent-style-name="DefaultParagraphFont" style:family="text">
      <style:text-properties style:font-name="Arial" style:font-name-complex="Arial"/>
    </style:style>
    <style:style style:name="T115" style:parent-style-name="DefaultParagraphFont" style:family="text">
      <style:text-properties style:font-name="Segoe UI Symbol" style:font-name-complex="Segoe UI Symbo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Segoe UI Symbol" style:font-name-complex="Segoe UI Symbo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Segoe UI Symbol" style:font-name-complex="Segoe UI Symbo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Segoe UI Symbol" style:font-name-complex="Segoe UI Symbo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Segoe UI Symbol" style:font-name-complex="Segoe UI Symbo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Segoe UI Symbol" style:font-name-complex="Segoe UI Symbol"/>
    </style:style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Segoe UI Symbol" style:font-name-complex="Segoe UI Symbo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Segoe UI Symbol" style:font-name-complex="Segoe UI Symbol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Segoe UI Symbol" style:font-name-complex="Segoe UI Symbo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Segoe UI Symbol" style:font-name-complex="Segoe UI Symbo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Arial" style:font-name-complex="Arial"/>
    </style:style>
    <style:style style:name="T138" style:parent-style-name="DefaultParagraphFont" style:family="text">
      <style:text-properties style:font-name="Arial" style:font-name-complex="Arial"/>
    </style:style>
    <style:style style:name="T139" style:parent-style-name="DefaultParagraphFont" style:family="text">
      <style:text-properties style:font-name="Segoe UI Symbol" style:font-name-complex="Segoe UI Symbo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Segoe UI Symbol" style:font-name-complex="Segoe UI Symbol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DefaultParagraphFont" style:family="text">
      <style:text-properties style:font-name="Segoe UI Symbol" style:font-name-complex="Segoe UI Symbol"/>
    </style:style>
    <style:style style:name="T144" style:parent-style-name="DefaultParagraphFont" style:family="text">
      <style:text-properties style:font-name="Arial" style:font-name-complex="Arial"/>
    </style:style>
    <style:style style:name="T145" style:parent-style-name="DefaultParagraphFont" style:family="text">
      <style:text-properties style:font-name="Segoe UI Symbol" style:font-name-complex="Segoe UI Symbol"/>
    </style:style>
    <style:style style:name="T146" style:parent-style-name="DefaultParagraphFont" style:family="text">
      <style:text-properties style:font-name="Arial" style:font-name-complex="Arial"/>
    </style:style>
    <style:style style:name="T147" style:parent-style-name="DefaultParagraphFont" style:family="text">
      <style:text-properties style:font-name="Arial" style:font-name-complex="Arial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DefaultParagraphFont" style:family="text">
      <style:text-properties style:font-name="Segoe UI Symbol" style:font-name-complex="Segoe UI Symbol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style:font-name="Segoe UI Symbol" style:font-name-complex="Segoe UI Symbol"/>
    </style:style>
    <style:style style:name="T152" style:parent-style-name="DefaultParagraphFont" style:family="text">
      <style:text-properties style:font-name="Arial" style:font-name-complex="Arial"/>
    </style:style>
    <style:style style:name="T153" style:parent-style-name="DefaultParagraphFont" style:family="text">
      <style:text-properties style:font-name="Segoe UI Symbol" style:font-name-complex="Segoe UI Symbo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Segoe UI Symbol" style:font-name-complex="Segoe UI Symbo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Segoe UI Symbol" style:font-name-complex="Segoe UI Symbo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Segoe UI Symbol" style:font-name-complex="Segoe UI Symbo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Segoe UI Symbol" style:font-name-complex="Segoe UI Symbo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Segoe UI Symbol" style:font-name-complex="Segoe UI Symbo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Segoe UI Symbol" style:font-name-complex="Segoe UI Symbo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Segoe UI Symbol" style:font-name-complex="Segoe UI Symbo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Segoe UI Symbol" style:font-name-complex="Segoe UI Symbo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Segoe UI Symbol" style:font-name-complex="Segoe UI Symbo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Segoe UI Symbol" style:font-name-complex="Segoe UI Symbol"/>
    </style:style>
    <style:style style:name="T179" style:parent-style-name="DefaultParagraphFont" style:family="text">
      <style:text-properties style:font-name="Arial" style:font-name-complex="Arial"/>
    </style:style>
    <style:style style:name="T180" style:parent-style-name="DefaultParagraphFont" style:family="text">
      <style:text-properties style:font-name="Segoe UI Symbol" style:font-name-complex="Segoe UI Symbol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Segoe UI Symbol" style:font-name-complex="Segoe UI Symbol"/>
    </style:style>
    <style:style style:name="T183" style:parent-style-name="DefaultParagraphFont" style:family="text">
      <style:text-properties style:font-name="Arial" style:font-name-complex="Arial"/>
    </style:style>
    <style:style style:name="T184" style:parent-style-name="DefaultParagraphFont" style:family="text">
      <style:text-properties style:font-name="Segoe UI Symbol" style:font-name-complex="Segoe UI Symbol"/>
    </style:style>
    <style:style style:name="T185" style:parent-style-name="DefaultParagraphFont" style:family="text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T188" style:parent-style-name="DefaultParagraphFont" style:family="text">
      <style:text-properties style:font-name="Segoe UI Symbol" style:font-name-complex="Segoe UI Symbol"/>
    </style:style>
    <style:style style:name="T189" style:parent-style-name="DefaultParagraphFont" style:family="text">
      <style:text-properties style:font-name="Arial" style:font-name-complex="Arial"/>
    </style:style>
    <style:style style:name="T190" style:parent-style-name="DefaultParagraphFont" style:family="text">
      <style:text-properties style:font-name="Segoe UI Symbol" style:font-name-complex="Segoe UI Symbol"/>
    </style:style>
    <style:style style:name="T191" style:parent-style-name="DefaultParagraphFont" style:family="text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Segoe UI Symbol" style:font-name-complex="Segoe UI Symbol"/>
    </style:style>
    <style:style style:name="T194" style:parent-style-name="DefaultParagraphFont" style:family="text">
      <style:text-properties style:font-name="Arial" style:font-name-complex="Arial"/>
    </style:style>
    <style:style style:name="T195" style:parent-style-name="DefaultParagraphFont" style:family="text">
      <style:text-properties style:font-name="Segoe UI Symbol" style:font-name-complex="Segoe UI Symbol"/>
    </style:style>
    <style:style style:name="T196" style:parent-style-name="DefaultParagraphFont" style:family="text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T199" style:parent-style-name="DefaultParagraphFont" style:family="text">
      <style:text-properties style:font-name="Segoe UI Symbol" style:font-name-complex="Segoe UI Symbol"/>
    </style:style>
    <style:style style:name="T200" style:parent-style-name="DefaultParagraphFont" style:family="text">
      <style:text-properties style:font-name="Arial" style:font-name-complex="Arial"/>
    </style:style>
    <style:style style:name="T201" style:parent-style-name="DefaultParagraphFont" style:family="text">
      <style:text-properties style:font-name="Segoe UI Symbol" style:font-name-complex="Segoe UI Symbol"/>
    </style:style>
    <style:style style:name="T202" style:parent-style-name="DefaultParagraphFont" style:family="text">
      <style:text-properties style:font-name="Arial" style:font-name-complex="Arial"/>
    </style:style>
    <style:style style:name="T203" style:parent-style-name="DefaultParagraphFont" style:family="text">
      <style:text-properties style:font-name="Segoe UI Symbol" style:font-name-complex="Segoe UI Symbol"/>
    </style:style>
    <style:style style:name="T204" style:parent-style-name="DefaultParagraphFont" style:family="text">
      <style:text-properties style:font-name="Arial" style:font-name-complex="Arial"/>
    </style:style>
    <style:style style:name="T205" style:parent-style-name="DefaultParagraphFont" style:family="text">
      <style:text-properties style:font-name="Segoe UI Symbol" style:font-name-complex="Segoe UI Symbol"/>
    </style:style>
    <style:style style:name="T206" style:parent-style-name="DefaultParagraphFont" style:family="text">
      <style:text-properties style:font-name="Arial" style:font-name-complex="Arial"/>
    </style:style>
    <style:style style:name="T207" style:parent-style-name="DefaultParagraphFont" style:family="text">
      <style:text-properties style:font-name="Segoe UI Symbol" style:font-name-complex="Segoe UI Symbol"/>
    </style:style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Segoe UI Symbol" style:font-name-complex="Segoe UI Symbo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Arial" style:font-name-complex="Arial"/>
    </style:style>
    <style:style style:name="T214" style:parent-style-name="DefaultParagraphFont" style:family="text">
      <style:text-properties style:font-name="Segoe UI Symbol" style:font-name-complex="Segoe UI Symbo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Segoe UI Symbol" style:font-name-complex="Segoe UI Symbol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Segoe UI Symbol" style:font-name-complex="Segoe UI Symbo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Segoe UI Symbol" style:font-name-complex="Segoe UI Symbol"/>
    </style:style>
    <style:style style:name="T221" style:parent-style-name="DefaultParagraphFont" style:family="text">
      <style:text-properties style:font-name="Arial" style:font-name-complex="Arial"/>
    </style:style>
    <style:style style:name="T222" style:parent-style-name="DefaultParagraphFont" style:family="text">
      <style:text-properties style:font-name="Segoe UI Symbol" style:font-name-complex="Segoe UI Symbol"/>
    </style:style>
    <style:style style:name="T223" style:parent-style-name="DefaultParagraphFont" style:family="text">
      <style:text-properties style:font-name="Arial" style:font-name-complex="Arial"/>
    </style:style>
    <style:style style:name="T224" style:parent-style-name="DefaultParagraphFont" style:family="text">
      <style:text-properties style:font-name="Segoe UI Symbol" style:font-name-complex="Segoe UI Symbol"/>
    </style:style>
    <style:style style:name="T225" style:parent-style-name="DefaultParagraphFont" style:family="text">
      <style:text-properties style:font-name="Arial" style:font-name-complex="Arial"/>
    </style:style>
    <style:style style:name="T226" style:parent-style-name="DefaultParagraphFont" style:family="text">
      <style:text-properties style:font-name="Segoe UI Symbol" style:font-name-complex="Segoe UI Symbol"/>
    </style:style>
    <style:style style:name="T227" style:parent-style-name="DefaultParagraphFont" style:family="text">
      <style:text-properties style:font-name="Arial" style:font-name-complex="Arial"/>
    </style:style>
    <style:style style:name="T228" style:parent-style-name="DefaultParagraphFont" style:family="text">
      <style:text-properties style:font-name="Segoe UI Symbol" style:font-name-complex="Segoe UI Symbol"/>
    </style:style>
    <style:style style:name="T229" style:parent-style-name="DefaultParagraphFont" style:family="text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Segoe UI Symbol" style:font-name-complex="Segoe UI Symbo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Segoe UI Symbol" style:font-name-complex="Segoe UI Symbol"/>
    </style:style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Segoe UI Symbol" style:font-name-complex="Segoe UI Symbo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Segoe UI Symbol" style:font-name-complex="Segoe UI Symbo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T241" style:parent-style-name="DefaultParagraphFont" style:family="text">
      <style:text-properties style:font-name="Segoe UI Symbol" style:font-name-complex="Segoe UI Symbol"/>
    </style:style>
    <style:style style:name="T242" style:parent-style-name="DefaultParagraphFont" style:family="text">
      <style:text-properties style:font-name="Arial" style:font-name-complex="Arial"/>
    </style:style>
    <style:style style:name="T243" style:parent-style-name="DefaultParagraphFont" style:family="text">
      <style:text-properties style:font-name="Segoe UI Symbol" style:font-name-complex="Segoe UI Symbol"/>
    </style:style>
    <style:style style:name="T244" style:parent-style-name="DefaultParagraphFont" style:family="text">
      <style:text-properties style:font-name="Arial" style:font-name-complex="Arial"/>
    </style:style>
    <style:style style:name="T245" style:parent-style-name="DefaultParagraphFont" style:family="text">
      <style:text-properties style:font-name="Segoe UI Symbol" style:font-name-complex="Segoe UI Symbol"/>
    </style:style>
    <style:style style:name="T246" style:parent-style-name="DefaultParagraphFont" style:family="text">
      <style:text-properties style:font-name="Arial" style:font-name-complex="Arial"/>
    </style:style>
    <style:style style:name="T247" style:parent-style-name="DefaultParagraphFont" style:family="text">
      <style:text-properties style:font-name="Segoe UI Symbol" style:font-name-complex="Segoe UI Symbol"/>
    </style:style>
    <style:style style:name="T248" style:parent-style-name="DefaultParagraphFont" style:family="text">
      <style:text-properties style:font-name="Arial" style:font-name-complex="Arial"/>
    </style:style>
    <style:style style:name="T249" style:parent-style-name="DefaultParagraphFont" style:family="text">
      <style:text-properties style:font-name="Arial" style:font-name-complex="Arial"/>
    </style:style>
    <style:style style:name="T250" style:parent-style-name="DefaultParagraphFont" style:family="text">
      <style:text-properties style:font-name="Segoe UI Symbol" style:font-name-complex="Segoe UI Symbol"/>
    </style:style>
    <style:style style:name="T251" style:parent-style-name="DefaultParagraphFont" style:family="text">
      <style:text-properties style:font-name="Arial" style:font-name-complex="Arial"/>
    </style:style>
    <style:style style:name="T252" style:parent-style-name="DefaultParagraphFont" style:family="text">
      <style:text-properties style:font-name="Segoe UI Symbol" style:font-name-complex="Segoe UI Symbol"/>
    </style:style>
    <style:style style:name="T253" style:parent-style-name="DefaultParagraphFont" style:family="text">
      <style:text-properties style:font-name="Arial" style:font-name-complex="Arial"/>
    </style:style>
    <style:style style:name="T254" style:parent-style-name="DefaultParagraphFont" style:family="text">
      <style:text-properties style:font-name="Arial" style:font-name-complex="Arial"/>
    </style:style>
    <style:style style:name="T255" style:parent-style-name="DefaultParagraphFont" style:family="text">
      <style:text-properties style:font-name="Arial" style:font-name-complex="Arial"/>
    </style:style>
    <style:style style:name="T256" style:parent-style-name="DefaultParagraphFont" style:family="text">
      <style:text-properties style:font-name="Segoe UI Symbol" style:font-name-complex="Segoe UI Symbol"/>
    </style:style>
    <style:style style:name="T257" style:parent-style-name="DefaultParagraphFont" style:family="text">
      <style:text-properties style:font-name="Arial" style:font-name-complex="Arial"/>
    </style:style>
    <style:style style:name="T258" style:parent-style-name="DefaultParagraphFont" style:family="text">
      <style:text-properties style:font-name="Segoe UI Symbol" style:font-name-complex="Segoe UI Symbol"/>
    </style:style>
    <style:style style:name="T259" style:parent-style-name="DefaultParagraphFont" style:family="text">
      <style:text-properties style:font-name="Arial" style:font-name-complex="Arial"/>
    </style:style>
    <style:style style:name="T260" style:parent-style-name="DefaultParagraphFont" style:family="text">
      <style:text-properties style:font-name="Segoe UI Symbol" style:font-name-complex="Segoe UI Symbol"/>
    </style:style>
    <style:style style:name="T261" style:parent-style-name="DefaultParagraphFont" style:family="text">
      <style:text-properties style:font-name="Arial" style:font-name-complex="Arial"/>
    </style:style>
    <style:style style:name="T262" style:parent-style-name="DefaultParagraphFont" style:family="text">
      <style:text-properties style:font-name="Segoe UI Symbol" style:font-name-complex="Segoe UI Symbol"/>
    </style:style>
    <style:style style:name="T263" style:parent-style-name="DefaultParagraphFont" style:family="text">
      <style:text-properties style:font-name="Arial" style:font-name-complex="Arial"/>
    </style:style>
    <style:style style:name="T264" style:parent-style-name="DefaultParagraphFont" style:family="text">
      <style:text-properties style:font-name="Arial" style:font-name-complex="Arial"/>
    </style:style>
    <style:style style:name="T265" style:parent-style-name="DefaultParagraphFont" style:family="text">
      <style:text-properties style:font-name="Arial" style:font-name-complex="Arial"/>
    </style:style>
    <style:style style:name="T266" style:parent-style-name="DefaultParagraphFont" style:family="text">
      <style:text-properties style:font-name="Segoe UI Symbol" style:font-name-complex="Segoe UI Symbol"/>
    </style:style>
    <style:style style:name="T267" style:parent-style-name="DefaultParagraphFont" style:family="text">
      <style:text-properties style:font-name="Arial" style:font-name-complex="Arial"/>
    </style:style>
    <style:style style:name="T268" style:parent-style-name="DefaultParagraphFont" style:family="text">
      <style:text-properties style:font-name="Segoe UI Symbol" style:font-name-complex="Segoe UI Symbol"/>
    </style:style>
    <style:style style:name="T269" style:parent-style-name="DefaultParagraphFont" style:family="text">
      <style:text-properties style:font-name="Arial" style:font-name-complex="Arial"/>
    </style:style>
    <style:style style:name="T270" style:parent-style-name="DefaultParagraphFont" style:family="text">
      <style:text-properties style:font-name="Segoe UI Symbol" style:font-name-complex="Segoe UI Symbol"/>
    </style:style>
    <style:style style:name="T271" style:parent-style-name="DefaultParagraphFont" style:family="text">
      <style:text-properties style:font-name="Arial" style:font-name-complex="Arial"/>
    </style:style>
    <style:style style:name="T272" style:parent-style-name="DefaultParagraphFont" style:family="text">
      <style:text-properties style:font-name="Segoe UI Symbol" style:font-name-complex="Segoe UI Symbol"/>
    </style:style>
    <style:style style:name="T273" style:parent-style-name="DefaultParagraphFont" style:family="text">
      <style:text-properties style:font-name="Arial" style:font-name-complex="Arial"/>
    </style:style>
    <style:style style:name="T274" style:parent-style-name="DefaultParagraphFont" style:family="text">
      <style:text-properties style:font-name="Segoe UI Symbol" style:font-name-complex="Segoe UI Symbol"/>
    </style:style>
    <style:style style:name="T275" style:parent-style-name="DefaultParagraphFont" style:family="text">
      <style:text-properties style:font-name="Arial" style:font-name-complex="Arial"/>
    </style:style>
    <style:style style:name="T276" style:parent-style-name="DefaultParagraphFont" style:family="text">
      <style:text-properties style:font-name="Segoe UI Symbol" style:font-name-complex="Segoe UI Symbol"/>
    </style:style>
    <style:style style:name="T277" style:parent-style-name="DefaultParagraphFont" style:family="text">
      <style:text-properties style:font-name="Arial" style:font-name-complex="Arial"/>
    </style:style>
    <style:style style:name="T278" style:parent-style-name="DefaultParagraphFont" style:family="text">
      <style:text-properties style:font-name="Arial" style:font-name-complex="Arial"/>
    </style:style>
    <style:style style:name="T279" style:parent-style-name="DefaultParagraphFont" style:family="text">
      <style:text-properties style:font-name="Arial" style:font-name-complex="Arial"/>
    </style:style>
    <style:style style:name="T280" style:parent-style-name="DefaultParagraphFont" style:family="text">
      <style:text-properties style:font-name="Segoe UI Symbol" style:font-name-complex="Segoe UI Symbol"/>
    </style:style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Segoe UI Symbol" style:font-name-complex="Segoe UI Symbol"/>
    </style:style>
    <style:style style:name="T283" style:parent-style-name="DefaultParagraphFont" style:family="text">
      <style:text-properties style:font-name="Arial" style:font-name-complex="Arial"/>
    </style:style>
    <style:style style:name="T284" style:parent-style-name="DefaultParagraphFont" style:family="text">
      <style:text-properties style:font-name="Segoe UI Symbol" style:font-name-complex="Segoe UI Symbol"/>
    </style:style>
    <style:style style:name="T285" style:parent-style-name="DefaultParagraphFont" style:family="text">
      <style:text-properties style:font-name="Arial" style:font-name-complex="Arial"/>
    </style:style>
    <style:style style:name="T286" style:parent-style-name="DefaultParagraphFont" style:family="text">
      <style:text-properties style:font-name="Segoe UI Symbol" style:font-name-complex="Segoe UI Symbol"/>
    </style:style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Arial" style:font-name-complex="Arial"/>
    </style:style>
    <style:style style:name="T290" style:parent-style-name="DefaultParagraphFont" style:family="text">
      <style:text-properties style:font-name="Segoe UI Symbol" style:font-name-complex="Segoe UI Symbol"/>
    </style:style>
    <style:style style:name="T291" style:parent-style-name="DefaultParagraphFont" style:family="text">
      <style:text-properties style:font-name="Arial" style:font-name-complex="Arial"/>
    </style:style>
    <style:style style:name="T292" style:parent-style-name="DefaultParagraphFont" style:family="text">
      <style:text-properties style:font-name="Segoe UI Symbol" style:font-name-complex="Segoe UI Symbol"/>
    </style:style>
    <style:style style:name="T293" style:parent-style-name="DefaultParagraphFont" style:family="text">
      <style:text-properties style:font-name="Arial" style:font-name-complex="Arial"/>
    </style:style>
    <style:style style:name="T294" style:parent-style-name="DefaultParagraphFont" style:family="text">
      <style:text-properties style:font-name="Segoe UI Symbol" style:font-name-complex="Segoe UI Symbol"/>
    </style:style>
    <style:style style:name="T295" style:parent-style-name="DefaultParagraphFont" style:family="text">
      <style:text-properties style:font-name="Arial" style:font-name-complex="Arial"/>
    </style:style>
    <style:style style:name="T296" style:parent-style-name="DefaultParagraphFont" style:family="text">
      <style:text-properties style:font-name="Segoe UI Symbol" style:font-name-complex="Segoe UI Symbol"/>
    </style:style>
    <style:style style:name="T297" style:parent-style-name="DefaultParagraphFont" style:family="text">
      <style:text-properties style:font-name="Arial" style:font-name-complex="Arial"/>
    </style:style>
    <style:style style:name="T298" style:parent-style-name="DefaultParagraphFont" style:family="text">
      <style:text-properties style:font-name="Segoe UI Symbol" style:font-name-complex="Segoe UI Symbol"/>
    </style:style>
    <style:style style:name="T299" style:parent-style-name="DefaultParagraphFont" style:family="text">
      <style:text-properties style:font-name="Arial" style:font-name-complex="Arial"/>
    </style:style>
    <style:style style:name="T300" style:parent-style-name="DefaultParagraphFont" style:family="text">
      <style:text-properties style:font-name="Segoe UI Symbol" style:font-name-complex="Segoe UI Symbol"/>
    </style:style>
    <style:style style:name="T301" style:parent-style-name="DefaultParagraphFont" style:family="text">
      <style:text-properties style:font-name="Arial" style:font-name-complex="Arial"/>
    </style:style>
    <style:style style:name="T302" style:parent-style-name="DefaultParagraphFont" style:family="text">
      <style:text-properties style:font-name="Arial" style:font-name-complex="Arial"/>
    </style:style>
    <style:style style:name="T303" style:parent-style-name="DefaultParagraphFont" style:family="text">
      <style:text-properties style:font-name="Arial" style:font-name-complex="Arial"/>
    </style:style>
    <style:style style:name="T304" style:parent-style-name="DefaultParagraphFont" style:family="text">
      <style:text-properties style:font-name="Segoe UI Symbol" style:font-name-complex="Segoe UI Symbol"/>
    </style:style>
    <style:style style:name="T305" style:parent-style-name="DefaultParagraphFont" style:family="text">
      <style:text-properties style:font-name="Arial" style:font-name-complex="Arial"/>
    </style:style>
    <style:style style:name="T306" style:parent-style-name="DefaultParagraphFont" style:family="text">
      <style:text-properties style:font-name="Segoe UI Symbol" style:font-name-complex="Segoe UI Symbol"/>
    </style:style>
    <style:style style:name="T307" style:parent-style-name="DefaultParagraphFont" style:family="text">
      <style:text-properties style:font-name="Arial" style:font-name-complex="Arial"/>
    </style:style>
    <style:style style:name="T308" style:parent-style-name="DefaultParagraphFont" style:family="text">
      <style:text-properties style:font-name="Segoe UI Symbol" style:font-name-complex="Segoe UI Symbol"/>
    </style:style>
    <style:style style:name="T309" style:parent-style-name="DefaultParagraphFont" style:family="text">
      <style:text-properties style:font-name="Arial" style:font-name-complex="Arial"/>
    </style:style>
    <style:style style:name="T310" style:parent-style-name="DefaultParagraphFont" style:family="text">
      <style:text-properties style:font-name="Segoe UI Symbol" style:font-name-complex="Segoe UI Symbol"/>
    </style:style>
    <style:style style:name="T311" style:parent-style-name="DefaultParagraphFont" style:family="text">
      <style:text-properties style:font-name="Arial" style:font-name-complex="Arial"/>
    </style:style>
    <style:style style:name="T312" style:parent-style-name="DefaultParagraphFont" style:family="text">
      <style:text-properties style:font-name="Arial" style:font-name-complex="Arial"/>
    </style:style>
    <style:style style:name="T313" style:parent-style-name="DefaultParagraphFont" style:family="text">
      <style:text-properties style:font-name="Arial" style:font-name-complex="Arial"/>
    </style:style>
    <style:style style:name="T314" style:parent-style-name="DefaultParagraphFont" style:family="text">
      <style:text-properties style:font-name="Segoe UI Symbol" style:font-name-complex="Segoe UI Symbol"/>
    </style:style>
    <style:style style:name="T315" style:parent-style-name="DefaultParagraphFont" style:family="text">
      <style:text-properties style:font-name="Arial" style:font-name-complex="Arial"/>
    </style:style>
    <style:style style:name="T316" style:parent-style-name="DefaultParagraphFont" style:family="text">
      <style:text-properties style:font-name="Segoe UI Symbol" style:font-name-complex="Segoe UI Symbol"/>
    </style:style>
    <style:style style:name="T317" style:parent-style-name="DefaultParagraphFont" style:family="text">
      <style:text-properties style:font-name="Arial" style:font-name-complex="Arial"/>
    </style:style>
    <style:style style:name="T318" style:parent-style-name="DefaultParagraphFont" style:family="text">
      <style:text-properties style:font-name="Segoe UI Symbol" style:font-name-complex="Segoe UI Symbol"/>
    </style:style>
    <style:style style:name="T319" style:parent-style-name="DefaultParagraphFont" style:family="text">
      <style:text-properties style:font-name="Arial" style:font-name-complex="Arial"/>
    </style:style>
    <style:style style:name="T320" style:parent-style-name="DefaultParagraphFont" style:family="text">
      <style:text-properties style:font-name="Arial" style:font-name-complex="Arial"/>
    </style:style>
    <style:style style:name="T321" style:parent-style-name="DefaultParagraphFont" style:family="text">
      <style:text-properties style:font-name="Segoe UI Symbol" style:font-name-complex="Segoe UI Symbol"/>
    </style:style>
    <style:style style:name="T322" style:parent-style-name="DefaultParagraphFont" style:family="text">
      <style:text-properties style:font-name="Arial" style:font-name-complex="Arial"/>
    </style:style>
    <style:style style:name="T323" style:parent-style-name="DefaultParagraphFont" style:family="text">
      <style:text-properties style:font-name="Segoe UI Symbol" style:font-name-complex="Segoe UI Symbol"/>
    </style:style>
    <style:style style:name="T324" style:parent-style-name="DefaultParagraphFont" style:family="text">
      <style:text-properties style:font-name="Arial" style:font-name-complex="Arial"/>
    </style:style>
    <style:style style:name="T325" style:parent-style-name="DefaultParagraphFont" style:family="text">
      <style:text-properties style:font-name="Segoe UI Symbol" style:font-name-complex="Segoe UI Symbol"/>
    </style:style>
    <style:style style:name="T326" style:parent-style-name="DefaultParagraphFont" style:family="text">
      <style:text-properties style:font-name="Arial" style:font-name-complex="Arial"/>
    </style:style>
    <style:style style:name="T327" style:parent-style-name="DefaultParagraphFont" style:family="text">
      <style:text-properties style:font-name="Arial" style:font-name-complex="Arial"/>
    </style:style>
    <style:style style:name="T328" style:parent-style-name="DefaultParagraphFont" style:family="text">
      <style:text-properties style:font-name="Arial" style:font-name-complex="Arial"/>
    </style:style>
    <style:style style:name="T329" style:parent-style-name="DefaultParagraphFont" style:family="text">
      <style:text-properties style:font-name="Segoe UI Symbol" style:font-name-complex="Segoe UI Symbol"/>
    </style:style>
    <style:style style:name="T330" style:parent-style-name="DefaultParagraphFont" style:family="text">
      <style:text-properties style:font-name="Arial" style:font-name-complex="Arial"/>
    </style:style>
    <style:style style:name="T331" style:parent-style-name="DefaultParagraphFont" style:family="text">
      <style:text-properties style:font-name="Segoe UI Symbol" style:font-name-complex="Segoe UI Symbol"/>
    </style:style>
    <style:style style:name="T332" style:parent-style-name="DefaultParagraphFont" style:family="text">
      <style:text-properties style:font-name="Arial" style:font-name-complex="Arial"/>
    </style:style>
    <style:style style:name="T333" style:parent-style-name="DefaultParagraphFont" style:family="text">
      <style:text-properties style:font-name="Segoe UI Symbol" style:font-name-complex="Segoe UI Symbol"/>
    </style:style>
    <style:style style:name="T334" style:parent-style-name="DefaultParagraphFont" style:family="text">
      <style:text-properties style:font-name="Arial" style:font-name-complex="Arial"/>
    </style:style>
    <style:style style:name="T335" style:parent-style-name="DefaultParagraphFont" style:family="text">
      <style:text-properties style:font-name="Segoe UI Symbol" style:font-name-complex="Segoe UI Symbol"/>
    </style:style>
    <style:style style:name="T336" style:parent-style-name="DefaultParagraphFont" style:family="text">
      <style:text-properties style:font-name="Arial" style:font-name-complex="Arial"/>
    </style:style>
    <style:style style:name="T337" style:parent-style-name="DefaultParagraphFont" style:family="text">
      <style:text-properties style:font-name="Segoe UI Symbol" style:font-name-complex="Segoe UI Symbol"/>
    </style:style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Arial" style:font-name-complex="Arial"/>
    </style:style>
    <style:style style:name="T340" style:parent-style-name="DefaultParagraphFont" style:family="text">
      <style:text-properties style:font-name="Segoe UI Symbol" style:font-name-complex="Segoe UI Symbol"/>
    </style:style>
    <style:style style:name="T341" style:parent-style-name="DefaultParagraphFont" style:family="text">
      <style:text-properties style:font-name="Arial" style:font-name-complex="Arial"/>
    </style:style>
    <style:style style:name="T342" style:parent-style-name="DefaultParagraphFont" style:family="text">
      <style:text-properties style:font-name="Arial" style:font-name-complex="Arial"/>
    </style:style>
    <style:style style:name="T343" style:parent-style-name="DefaultParagraphFont" style:family="text">
      <style:text-properties style:font-name="Arial" style:font-name-complex="Arial"/>
    </style:style>
    <style:style style:name="T344" style:parent-style-name="DefaultParagraphFont" style:family="text">
      <style:text-properties style:font-name="Arial" style:font-name-complex="Arial"/>
    </style:style>
    <style:style style:name="T345" style:parent-style-name="DefaultParagraphFont" style:family="text">
      <style:text-properties style:font-name="Arial" style:font-name-complex="Arial"/>
    </style:style>
    <style:style style:name="T346" style:parent-style-name="DefaultParagraphFont" style:family="text">
      <style:text-properties style:font-name="Arial" style:font-name-complex="Arial"/>
    </style:style>
    <style:style style:name="T347" style:parent-style-name="DefaultParagraphFont" style:family="text">
      <style:text-properties style:font-name="Arial" style:font-name-complex="Arial"/>
    </style:style>
    <style:style style:name="T348" style:parent-style-name="DefaultParagraphFont" style:family="text">
      <style:text-properties style:font-name="Arial" style:font-name-complex="Arial"/>
    </style:style>
    <style:style style:name="T349" style:parent-style-name="DefaultParagraphFont" style:family="text">
      <style:text-properties style:font-name="Arial" style:font-name-complex="Arial"/>
    </style:style>
    <style:style style:name="T350" style:parent-style-name="DefaultParagraphFont" style:family="text">
      <style:text-properties style:font-name="Arial" style:font-name-complex="Arial"/>
    </style:style>
    <style:style style:name="T351" style:parent-style-name="DefaultParagraphFont" style:family="text">
      <style:text-properties style:font-name="Arial" style:font-name-complex="Arial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Arial" style:font-name-complex="Arial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Arial" style:font-name-complex="Arial"/>
    </style:style>
    <style:style style:name="T356" style:parent-style-name="DefaultParagraphFont" style:family="text">
      <style:text-properties style:font-name="Arial" style:font-name-complex="Arial"/>
    </style:style>
    <style:style style:name="T357" style:parent-style-name="DefaultParagraphFont" style:family="text">
      <style:text-properties style:font-name="Arial" style:font-name-complex="Arial"/>
    </style:style>
    <style:style style:name="T358" style:parent-style-name="DefaultParagraphFont" style:family="text">
      <style:text-properties style:font-name="Arial" style:font-name-complex="Arial"/>
    </style:style>
    <style:style style:name="T359" style:parent-style-name="DefaultParagraphFont" style:family="text">
      <style:text-properties style:font-name="Arial" style:font-name-complex="Arial"/>
    </style:style>
    <style:style style:name="T360" style:parent-style-name="DefaultParagraphFont" style:family="text">
      <style:text-properties style:font-name="Arial" style:font-name-complex="Arial"/>
    </style:style>
    <style:style style:name="T361" style:parent-style-name="DefaultParagraphFont" style:family="text">
      <style:text-properties style:font-name="Arial" style:font-name-complex="Arial"/>
    </style:style>
    <style:style style:name="T362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==========================================================================================</text:p>
      <text:p text:style-name="Normal">Swin Transformer V2 Training for VinDr-SpineXR</text:p>
      <text:p text:style-name="Normal">==========================================================================================</text:p>
      <text:p text:style-name="Normal"/>
      <text:p text:style-name="Normal">Configuration:</text:p>
      <text:p text:style-name="Normal"><text:s text:c="2"/>Model: swinv2_small_window8_256</text:p>
      <text:p text:style-name="Normal"><text:s text:c="2"/>Batch size: 20</text:p>
      <text:p text:style-name="Normal"><text:s text:c="2"/>Epochs: 12</text:p>
      <text:p text:style-name="Normal"><text:s text:c="2"/>Learning rate: 0.0001</text:p>
      <text:p text:style-name="Normal"><text:s text:c="2"/>Image size: 256x256</text:p>
      <text:p text:style-name="Normal"><text:s text:c="2"/>Drop path rate: 0.2</text:p>
      <text:p text:style-name="Normal"><text:s text:c="2"/>Output: C:\Users\prosenjit19\Desktop\Spine\vindr-spinexr\outputs\swinv2_small_window8_256_optimized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/>
      <text:p text:style-name="Normal">Loading datasets...</text:p>
      <text:p text:style-name="Normal"><text:s text:c="2"/>Loaded 8389 unique images</text:p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swinv2_small_window8_256 model...</text:p>
      <text:p text:style-name="Normal">Training from scratch (no pretrained weights)</text:p>
      <text:p text:style-name="Normal">Total parameters: 48,960,187</text:p>
      <text:p text:style-name="Normal">Trainable parameters: 48,960,187</text:p>
      <text:p text:style-name="Normal"/>
      <text:p text:style-name="Normal">Starting training with Swin V2 optimizations:</text:p>
      <text:p text:style-name="Normal"><text:s text:c="2"/>✓ Shifted window attention</text:p>
      <text:p text:style-name="Normal"><text:s text:c="2"/>✓ Hierarchical feature maps</text:p>
      <text:p text:style-name="Normal"><text:s text:c="2"/>✓ CutMix augmentation</text:p>
      <text:p text:style-name="Normal"><text:s text:c="2"/>✓ Drop path regularization</text:p>
      <text:p text:style-name="Normal"><text:s text:c="2"/>✓ Gradient clipping</text:p>
      <text:p text:style-name="Normal"><text:s text:c="2"/>✓ Random erasing</text:p>
      <text:p text:style-name="Normal"><text:s text:c="2"/>✓ Cosine annealing</text:p>
      <text:p text:style-name="Normal">==========================================================================================</text:p>
      <text:p text:style-name="Normal">Epoch 1/12 [Train]: 100%|<text:span text:style-name="T2">██████████████████████████████</text:span>| 420/420 [11:45&lt;00:00, <text:s/>1.68s/it, loss=0.701]</text:p>
      <text:p text:style-name="Normal">Epoch 1/12 [Val]: 100%|<text:span text:style-name="T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7&lt;00:00, <text:s/>1.22s/it]<text:s/></text:p>
      <text:p text:style-name="Normal"/>
      <text:p text:style-name="Normal">Epoch 1/12</text:p>
      <text:p text:style-name="Normal"><text:s text:c="2"/>Train Loss: 0.7012 | Train Acc: 0.5507</text:p>
      <text:p text:style-name="Normal"><text:s text:c="2"/>Val Loss: 0.6804 | Val Acc: 0.6009 | AUROC: 0.6348</text:p>
      <text:p text:style-name="Normal"><text:s text:c="2"/>Learning Rate: 0.000098</text:p>
      <text:p text:style-name="Normal"><text:s text:c="2"/>✓ New best AUROC: 0.6348</text:p>
      <text:p text:style-name="Normal">==========================================================================================</text:p>
      <text:soft-page-break/>
      <text:p text:style-name="Normal">Epoch 2/12 [Train]: 100%|<text:span text:style-name="T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37&lt;00:00, <text:s/>1.66s/it, loss=0.689]</text:p>
      <text:p text:style-name="Normal">Epoch 2/12 [Val]: 100%|<text:span text:style-name="T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5&lt;00:00, <text:s/>1.20s/it]</text:p>
      <text:p text:style-name="Normal"/>
      <text:p text:style-name="Normal"><text:s text:c="2"/>Train Loss: 0.6891 | Train Acc: 0.5748</text:p>
      <text:p text:style-name="Normal"><text:s text:c="2"/>Val Loss: 0.6745 | Val Acc: 0.6115 | AUROC: 0.6742</text:p>
      <text:p text:style-name="Normal"><text:s text:c="2"/>Learning Rate: 0.000093</text:p>
      <text:p text:style-name="Normal"><text:s text:c="2"/>✓ New best AUROC: 0.6742</text:p>
      <text:p text:style-name="Normal">==========================================================================================</text:p>
      <text:p text:style-name="Normal">Epoch 3/12 [Train]: 100%|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47&lt;00:00, <text:s/>1.69s/it, loss=0.675]<text:s/></text:p>
      <text:p text:style-name="Normal">Epoch 3/12 [Val]: 100%|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9&lt;00:00, <text:s/>1.25s/it] <text:s text:c="117"/><text:span text:style-name="T8">██████████████████</text:span>| 104/104 [02</text:p>
      <text:p text:style-name="Normal"/>
      <text:p text:style-name="Normal">Epoch 3/12</text:p>
      <text:p text:style-name="Normal"><text:s text:c="2"/>Train Loss: 0.6751 | Train Acc: 0.5951</text:p>
      <text:p text:style-name="Normal"><text:s text:c="2"/>Val Loss: 0.6445 | Val Acc: 0.6495 | AUROC: 0.6971</text:p>
      <text:p text:style-name="Normal"><text:s text:c="2"/>Learning Rate: 0.000086</text:p>
      <text:p text:style-name="Normal"><text:s text:c="2"/>✓ New best AUROC: 0.6971</text:p>
      <text:p text:style-name="Normal">==========================================================================================</text:p>
      <text:soft-page-break/>
      <text:p text:style-name="Normal">Epoch 4/12 [Train]: <text:s/>78%|<text:span text:style-name="T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">▎</text:span><text:s text:c="33"/>| 327/420 [09:21&lt;02:35,<text:s/></text:p>
      <text:p text:style-name="Normal">Epoch 4/12 [Train]: <text:s/>78%|<text:span text:style-name="T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2">▎</text:span><text:s text:c="26"/></text:p>
      <text:p text:style-name="Normal">Epoch 4/12 [Train]: <text:s/>78%|<text:span text:style-name="T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">▋</text:span><text:s text:c="26"/></text:p>
      <text:p text:style-name="Normal">Epoch 4/12 [Train]: <text:s/>78%|<text:span text:style-name="T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">▋</text:span><text:s text:c="26"/></text:p>
      <text:p text:style-name="Normal">Epoch 4/12 [Train]: <text:s/>78%|<text:span text:style-name="T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6"/></text:p>
      <text:p text:style-name="Normal">Epoch 4/12 [Train]: <text:s/>78%|<text:span text:style-name="T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6"/></text:p>
      <text:p text:style-name="Normal">Epoch 4/12 [Train]: <text:s/>79%|<text:span text:style-name="T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">▍</text:span><text:s text:c="25"/></text:p>
      <text:p text:style-name="Normal">Epoch 4/12 [Train]: <text:s/>79%|<text:span text:style-name="T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">▍</text:span><text:s text:c="25"/></text:p>
      <text:p text:style-name="Normal">Epoch 4/12 [Train]: <text:s/>79%|<text:span text:style-name="T2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">▊</text:span><text:s text:c="25"/></text:p>
      <text:soft-page-break/>
      <text:p text:style-name="Normal">Epoch 4/12 [Train]: <text:s/>79%|<text:span text:style-name="T2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">▊</text:span><text:s text:c="25"/>Epoch 4/12 [Train]: <text:s/>79%|<text:span text:style-name="T2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">▏</text:span><text:s text:c="24"/>Epoch 4/12 [Train]: <text:s/>79%|<text:span text:style-name="T2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">▏</text:span><text:s text:c="24"/>Epoch 4/12 [Train]: <text:s/>79%|<text:span text:style-name="T3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4"/>Epoch 4/12 [Train]: <text:s/>79%|<text:span text:style-name="T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4"/>Epoch 4/12 [Train]: <text:s/>80%|<text:span text:style-name="T3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4">▉</text:span><text:s text:c="24"/>Epoch 4/12 [Train]: <text:s/>80%|<text:span text:style-name="T3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6">▉</text:span><text:s text:c="24"/>Epoch 4/12 [Train]: <text:s/>80%|<text:span text:style-name="T3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8">▏</text:span><text:s text:c="23"/>Epoch 4/12 [Train]: <text:s/>80%|<text:span text:style-name="T3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0">▍</text:span><text:s text:c="24"/>Epoch 4/12 [Train]: <text:s/>80%|<text:span text:style-name="T4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2">▊</text:span><text:s text:c="24"/>Epoch 4/12 [Train]: <text:s/>80%|<text:span text:style-name="T4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4">▊</text:span><text:s text:c="24"/>Epoch 4/12 [Train]: <text:s/>80%|<text:span text:style-name="T4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6">▏</text:span><text:s text:c="23"/>Epoch 4/12 [Train]: <text:s/>80%|<text:span text:style-name="T4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8">▏</text:span><text:s text:c="23"/>Epoch 4/12 [Train]: <text:s/><text:soft-page-break/>80%|<text:span text:style-name="T4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3"/>Epoch 4/12 [Train]: <text:s/>80%|<text:span text:style-name="T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3"/>Epoch 4/12 [Train]: <text:s/>81%|<text:span text:style-name="T51">██████████████████████████████████████</text:span>Epoch 4/12 [Train]: <text:s/>81%|<text:span text:style-name="T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53">▋</text:span><text:s text:c="29"/>| 339/420 [09:45&lt;02:23, Epoch 4/12 [Train]: <text:s/>81%|<text:span text:style-name="T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9"/>| 340/420 [09:45&lt;02:19, Epoch 4/12 [Train]: <text:s/>81%|<text:span text:style-name="T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56">▏</text:span><text:s text:c="28"/>| 340/420 [09:47&lt;02:19, <text:s/>Epoch 4/12 [Train]: <text:s/>81%|<text:span text:style-name="T5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8"/>| 341/420 [09:47&lt;02:14, <text:s/>Epoch 4/12 [Train]: <text:s/>81%|<text:span text:style-name="T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8"/>| 341/420 [09:48&lt;02:14, <text:s/>Epoch 4/12 [Train]: <text:s/>81%|<text:span text:style-name="T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0">▉</text:span><text:s text:c="28"/>| 342/420 [09:48&lt;02:15, <text:s/>Epoch 4/12 [Train]: <text:s/>81%|<text:span text:style-name="T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2">▉</text:span><text:s text:c="28"/>| 342/420 [09:50&lt;02:15, <text:s/>Epoch 4/12 [Train]: <text:s/>82%|<text:span text:style-name="T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4">▎</text:span><text:s text:c="27"/>| 343/420 [09:50&lt;02:13, <text:s/>Epoch 4/12 [Train]: <text:s/>82%|<text:span text:style-name="T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66">████████████████████</text:span><text:span text:style-name="T67">▎</text:span><text:s text:c="27"/>| 343/420 [09:52&lt;02:13, <text:s/>Epoch 4/12 [Train]: <text:s/>82%|<text:span text:style-name="T6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69">▋</text:span><text:s text:c="27"/>| 344/420 [09:52&lt;02:15, <text:s/>Epoch 4/12 [Train]: <text:s/>82%|<text:span text:style-name="T7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1">▋</text:span><text:s text:c="27"/>| 344/420 [09:54&lt;02:15, <text:s/>Epoch 4/12 [Train]: <text:s/>82%|<text:span text:style-name="T7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7"/>| 345/420 [09:54&lt;02:11, <text:s/>Epoch 4/12 [Train]: <text:s/>82%|<text:span text:style-name="T7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7"/>| 345/420 [09:56&lt;02:11, <text:s/>Epoch 4/12 [Train]: <text:s/>82%|<text:span text:style-name="T7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5">▍</text:span><text:s text:c="26"/>| 346/420 [09:56&lt;02:14, <text:s/>Epoch 4/12 [Train]: <text:s/>82%|<text:span text:style-name="T7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7">▍</text:span><text:s text:c="26"/>| 346/420 [09:57&lt;02:14, <text:s/>Epoch 4/12 [Train]: <text:s/>83%|<text:span text:style-name="T7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79">▊</text:span><text:s text:c="26"/>| 347/420 [09:57&lt;02:12, <text:s/>Epoch 4/12 [Train]: <text:s/>83%|<text:span text:style-name="T8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81">▊</text:span><text:s text:c="26"/>| 347/420 [09:59&lt;02:12, <text:s/>Epoch 4/12 [Train]: <text:s/>83%|<text:span text:style-name="T8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6"/>| 348/420 [09:59&lt;02:14, <text:s/>Epoch 4/12 [Train]: <text:s/>83%|<text:span text:style-name="T8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6"/>| 348/420 [10:01&lt;02:14, <text:s/>Epoch 4/12<text:s/><text:soft-page-break/>[Train]: <text:s/>83%|<text:span text:style-name="T8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85">▍</text:span><text:s text:c="25"/>| 349/420 [10:01&lt;02:06, <text:s/>Epoch 4/12 [Train]: <text:s/>83%|<text:span text:style-name="T8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87">▍</text:span><text:s text:c="25"/>| 349/420 [10:03&lt;02:06, <text:s/>Epoch 4/12 [Train]: <text:s/>83%|<text:span text:style-name="T8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89">▊</text:span><text:s text:c="25"/>| 350/420 [10:03&lt;02:03, <text:s/>Epoch 4/12 [Train]: <text:s/>83%|<text:span text:style-name="T9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91">▊</text:span><text:s text:c="25"/>| 350/420 [10:04&lt;02:03, <text:s/>Epoch 4/12 [Train]: <text:s/>84%|<text:span text:style-name="T9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93">▏</text:span><text:s text:c="24"/>| 351/420 [10:04&lt;02:01, <text:s/>Epoch 4/12 [Train]: <text:s/>84%|<text:span text:style-name="T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95">▏</text:span><text:s text:c="24"/>| 351/420 [10:06&lt;02:01, <text:s/>Epoch 4/12 [Train]: <text:s/>84%|<text:span text:style-name="T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4"/>| 352/420 [10:06&lt;02:01, <text:s/>Epoch 4/12 [Train]: <text:s/>84%|<text:span text:style-name="T9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4"/>| 352/420 [10:08&lt;02:01, <text:s/>Epoch 4/12 [Train]: <text:s/>84%|<text:span text:style-name="T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99">▉</text:span><text:s text:c="24"/>| 353/420 [10:08&lt;01:52, <text:s/>Epoch 4/12 [Train]: <text:s/>84%|<text:span text:style-name="T1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1">▉</text:span><text:s text:c="24"/>| 353/420 [10:10&lt;01:52, <text:s/>Epoch 4/12<text:s/><text:soft-page-break/>[Train]: <text:s/>84%|<text:span text:style-name="T1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3">▎</text:span><text:s text:c="23"/>| 354/420 [10:10&lt;01:56, <text:s/>Epoch 4/12 [Train]: <text:s/>84%|<text:span text:style-name="T10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5">▎</text:span><text:s text:c="23"/>| 354/420 [10:12&lt;01:56, <text:s/>Epoch 4/12 [Train]: <text:s/>85%|<text:span text:style-name="T1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7">▋</text:span><text:s text:c="23"/>| 355/420 [10:12&lt;01:55, <text:s/>Epoch 4/12 [Train]: <text:s/>85%|<text:span text:style-name="T1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09">▋</text:span><text:s text:c="23"/>| 355/420 [10:13&lt;01:55, <text:s/>Epoch 4/12 [Train]: <text:s/>85%|<text:span text:style-name="T1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11">▉</text:span><text:s text:c="23"/>| 356/420 [10:13&lt;01:55, <text:s/>Epoch 4/12 [Train]: <text:s/>85%|<text:span text:style-name="T1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13">▉</text:span><text:s text:c="23"/>| 356/420 [10:15&lt;01:55, <text:s/>Epoch 4/12 [Train]: <text:s/>85%|<text:span text:style-name="T1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15">▎</text:span><text:s text:c="22"/>| 357/420 [10:15&lt;01:53, <text:s/>Epoch 4/12 [Train]: <text:s/>85%|<text:span text:style-name="T1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17">▎</text:span><text:s text:c="22"/>| 357/420 [10:17&lt;01:53, <text:s/>Epoch 4/12 [Train]: <text:s/>85%|<text:span text:style-name="T1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19">▋</text:span><text:s text:c="22"/>| 358/420 [10:17&lt;01:52, <text:s/>Epoch 4/12 [Train]: <text:s/>85%|<text:span text:style-name="T1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21">▋</text:span><text:s text:c="22"/>| 358/420 [10:19&lt;01:52, <text:s/>Epoch<text:s/><text:soft-page-break/>4/12 [Train]: <text:s/>85%|<text:span text:style-name="T1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2"/>| 359/420 [10:19&lt;01:45, <text:s/>Epoch 4/12 [Train]: <text:s/>85%|<text:span text:style-name="T12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22"/>| 359/420 [10:20&lt;01:45, <text:s/>Epoch 4/12 [Train]: <text:s/>86%|<text:span text:style-name="T1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25">▍</text:span><text:s text:c="21"/>| 360/420 [10:20&lt;01:46, <text:s/>Epoch 4/12 [Train]: <text:s/>86%|<text:span text:style-name="T1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27">▍</text:span><text:s text:c="21"/>| 360/420 [10:22&lt;01:46, <text:s/>Epoch 4/12 [Train]: <text:s/>86%|<text:span text:style-name="T1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29">▊</text:span><text:s text:c="21"/>| 361/420 [10:22&lt;01:41, <text:s/>Epoch 4/12 [Train]: <text:s/>86%|<text:span text:style-name="T13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31">▊</text:span><text:s text:c="21"/>| 361/420 [10:24&lt;01:41, <text:s/>Epoch 4/12 [Train]: <text:s/>86%|<text:span text:style-name="T1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33">▏</text:span><text:s text:c="20"/>| 362/420 [10:24&lt;01:43, <text:s/>Epoch 4/12 [Train]: <text:s/>86%|<text:span text:style-name="T1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35">▏</text:span><text:s text:c="20"/>| 362/420 [10:26&lt;01:43, <text:s/>Epoch 4/12 [Train]: <text:s/>86%|<text:span text:style-name="T1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0"/>| 363/420 [10:26&lt;01:38, <text:s/>Epoch 4/12 [Train]: <text:s/>86%|<text:span text:style-name="T13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20"/>| 363/420 [10:27&lt;01:38, <text:s/>Epoch 4/12 [Train]: <text:s/><text:soft-page-break/>87%|<text:span text:style-name="T1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39">▊</text:span><text:s text:c="20"/>| 364/420 [10:27&lt;01:36, <text:s/>Epoch 4/12 [Train]: <text:s/>87%|<text:span text:style-name="T1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1">▊</text:span><text:s text:c="20"/>| 364/420 [10:29&lt;01:36, <text:s/>Epoch 4/12 [Train]: <text:s/>87%|<text:span text:style-name="T1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3">▏</text:span><text:s text:c="19"/>| 365/420 [10:29&lt;01:34, <text:s/>Epoch 4/12 [Train]: <text:s/>87%|<text:span text:style-name="T1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5">▏</text:span><text:s text:c="19"/>| 365/420 [10:31&lt;01:34, <text:s/>Epoch 4/12 [Train]: <text:s/>87%|<text:span text:style-name="T1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9"/>| 366/420 [10:31&lt;01:35, <text:s/>Epoch 4/12 [Train]: <text:s/>87%|<text:span text:style-name="T14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9"/>| 366/420 [10:32&lt;01:35, <text:s/>Epoch 4/12 [Train]: <text:s/>87%|<text:span text:style-name="T1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49">▉</text:span><text:s text:c="19"/>| 367/420 [10:32&lt;01:31, <text:s/>Epoch 4/12 [Train]: <text:s/>87%|<text:span text:style-name="T1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51">▉</text:span><text:s text:c="19"/>| 367/420 [10:34&lt;01:31, <text:s/>Epoch 4/12 [Train]: <text:s/>88%|<text:span text:style-name="T1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53">▎</text:span><text:s text:c="18"/>| 368/420 [10:34&lt;01:30, <text:s/>Epoch 4/12 [Train]: <text:s/>88%|<text:span text:style-name="T1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55">▎</text:span><text:s text:c="18"/>| 368/420 [10:36&lt;01:30, <text:s/>Epoch 4/12 [Train]: <text:s/><text:soft-page-break/>88%|<text:span text:style-name="T1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57">▋</text:span><text:s text:c="18"/>| 369/420 [10:36&lt;01:23, <text:s/>Epoch 4/12 [Train]: <text:s/>88%|<text:span text:style-name="T1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59">▋</text:span><text:s text:c="18"/>| 369/420 [10:37&lt;01:23, <text:s/>Epoch 4/12 [Train]: <text:s/>88%|<text:span text:style-name="T1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8"/>| 370/420 [10:37&lt;01:21, <text:s/>Epoch 4/12 [Train]: <text:s/>88%|<text:span text:style-name="T1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8"/>| 370/420 [10:39&lt;01:21, <text:s/>Epoch 4/12 [Train]: <text:s/>88%|<text:span text:style-name="T16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3">▍</text:span><text:s text:c="17"/>| 371/420 [10:39&lt;01:21, <text:s/>Epoch 4/12 [Train]: <text:s/>88%|<text:span text:style-name="T16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5">▍</text:span><text:s text:c="17"/>| 371/420 [10:41&lt;01:21, <text:s/>Epoch 4/12 [Train]: <text:s/>89%|<text:span text:style-name="T16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7">▋</text:span><text:s text:c="17"/>| 372/420 [10:41&lt;01:18, <text:s/>Epoch 4/12 [Train]: <text:s/>89%|<text:span text:style-name="T16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69">▋</text:span><text:s text:c="17"/>| 372/420 [10:42&lt;01:18, <text:s/>Epoch 4/12 [Train]: <text:s/>89%|<text:span text:style-name="T17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7"/>| 373/420 [10:42&lt;01:18, <text:s/>Epoch 4/12 [Train]: <text:s/>89%|<text:span text:style-name="T17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7"/>| 373/420 [10:44&lt;01:18, <text:s/>Epoch 4/12 [Train]: <text:s/>89%|<text:span text:style-name="T172">██████████████████████████████████████████████████</text:span><text:soft-page-break/><text:span text:style-name="T173">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4">▍</text:span><text:s text:c="16"/>| 374/420 [10:44&lt;01:18, <text:s/>Epoch 4/12 [Train]: <text:s/>89%|<text:span text:style-name="T17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6">▍</text:span><text:s text:c="16"/>| 374/420 [10:46&lt;01:18, <text:s/>Epoch 4/12 [Train]: <text:s/>89%|<text:span text:style-name="T17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78">▊</text:span><text:s text:c="16"/>| 375/420 [10:46&lt;01:17, <text:s/>Epoch 4/12 [Train]: <text:s/>89%|<text:span text:style-name="T17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0">▊</text:span><text:s text:c="16"/>| 375/420 [10:48&lt;01:17, <text:s/>Epoch 4/12 [Train]: <text:s/>90%|<text:span text:style-name="T18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2">▏</text:span><text:s text:c="15"/>| 376/420 [10:48&lt;01:15, <text:s/>Epoch 4/12 [Train]: <text:s/>90%|<text:span text:style-name="T18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4">▏</text:span><text:s text:c="15"/>| 376/420 [10:49&lt;01:15, <text:s/>Epoch 4/12 [Train]: <text:s/>90%|<text:span text:style-name="T18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5"/>| 377/420 [10:49&lt;01:15, <text:s/>Epoch 4/12 [Train]: <text:s/>90%|<text:span text:style-name="T18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5"/>| 377/420 [10:51&lt;01:15, <text:s/>Epoch 4/12 [Train]: <text:s/>90%|<text:span text:style-name="T18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88">▉</text:span><text:s text:c="15"/>| 378/420 [10:51&lt;01:13, <text:s/>Epoch 4/12 [Train]: <text:s/>90%|<text:span text:style-name="T18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0">▉</text:span><text:s text:c="15"/>| 378/420 [10:53&lt;01:13, <text:s/>Epoch 4/12 [Train]: <text:s/>90%|<text:span text:style-name="T19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192">█████████████████████████████████</text:span><text:span text:style-name="T193">▎</text:span><text:s text:c="14"/>| 379/420 [10:53&lt;01:11, <text:s/>Epoch 4/12 [Train]: <text:s/>90%|<text:span text:style-name="T1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5">▎</text:span><text:s text:c="14"/>| 379/420 [10:55&lt;01:11, <text:s/>Epoch 4/12 [Train]: <text:s/>90%|<text:span text:style-name="T1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4"/>| 380/420 [10:55&lt;01:08, <text:s/>Epoch 4/12 [Train]: <text:s/>90%|<text:span text:style-name="T19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4"/>| 380/420 [10:56&lt;01:08, <text:s/>Epoch 4/12 [Train]: <text:s/>91%|<text:span text:style-name="T1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199">▉</text:span><text:s text:c="14"/>| 381/420 [10:56&lt;01:05, <text:s/>Epoch 4/12 [Train]: <text:s/>91%|<text:span text:style-name="T2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1">▉</text:span><text:s text:c="14"/>| 381/420 [10:58&lt;01:05, <text:s/>Epoch 4/12 [Train]: <text:s/>91%|<text:span text:style-name="T2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3">▎</text:span><text:s text:c="13"/>| 382/420 [10:58&lt;01:06, <text:s/>Epoch 4/12 [Train]: <text:s/>91%|<text:span text:style-name="T20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5">▎</text:span><text:s text:c="13"/>| 382/420 [11:00&lt;01:06, <text:s/>Epoch 4/12 [Train]: <text:s/>91%|<text:span text:style-name="T2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7">▋</text:span><text:s text:c="13"/>| 383/420 [11:00&lt;01:02, <text:s/>Epoch 4/12 [Train]: <text:s/>91%|<text:span text:style-name="T2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09">▋</text:span><text:s text:c="13"/>| 383/420 [11:01&lt;01:02, <text:s/>Epoch 4/12 [Train]: <text:s/>91%|<text:span text:style-name="T2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211">███████████████████████████████████</text:span><text:s text:c="13"/>| 384/420 [11:01&lt;01:01, <text:s/>Epoch 4/12 [Train]: <text:s/>91%|<text:span text:style-name="T2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13"/>| 384/420 [11:03&lt;01:01, <text:s/>Epoch 4/12 [Train]: <text:s/>92%|<text:span text:style-name="T2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4">▍</text:span><text:s text:c="12"/>| 385/420 [11:03&lt;00:58, <text:s/>Epoch 4/12 [Train]: <text:s/>92%|<text:span text:style-name="T2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6">▍</text:span><text:s text:c="12"/>| 385/420 [11:05&lt;00:58, <text:s/>Epoch 4/12 [Train]: <text:s/>92%|<text:span text:style-name="T2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18">▊</text:span><text:s text:c="12"/>| 386/420 [11:05&lt;00:57, <text:s/>Epoch 4/12 [Train]: <text:s/>92%|<text:span text:style-name="T2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0">▊</text:span><text:s text:c="12"/>| 386/420 [11:06&lt;00:57, <text:s/>Epoch 4/12 [Train]: <text:s/>92%|<text:span text:style-name="T2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2">▏</text:span><text:s text:c="11"/>| 387/420 [11:06&lt;00:53, <text:s/>Epoch 4/12 [Train]: <text:s/>92%|<text:span text:style-name="T22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4">▏</text:span><text:s text:c="11"/>| 387/420 [11:08&lt;00:53, <text:s/>Epoch 4/12 [Train]: <text:s/>92%|<text:span text:style-name="T22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6">▍</text:span><text:s text:c="11"/>| 388/420 [11:08&lt;00:56, <text:s/>Epoch 4/12 [Train]: <text:s/>92%|<text:span text:style-name="T22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28">▍</text:span><text:s text:c="11"/>| 388/420 [11:10&lt;00:56, <text:s/>Epoch 4/12 [Train]: <text:s/>93%|<text:span text:style-name="T22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230">████████████████████████████████████</text:span><text:span text:style-name="T231">▊</text:span><text:s text:c="11"/>| 389/420 [11:10&lt;00:52, <text:s/>Epoch 4/12 [Train]: <text:s/>93%|<text:span text:style-name="T2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3">▊</text:span><text:s text:c="11"/>| 389/420 [11:12&lt;00:52, <text:s/>Epoch 4/12 [Train]: <text:s/>93%|<text:span text:style-name="T2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5">▏</text:span><text:s text:c="10"/>| 390/420 [11:12&lt;00:52, <text:s/>Epoch 4/12 [Train]: <text:s/>93%|<text:span text:style-name="T2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37">▏</text:span><text:s text:c="10"/>| 390/420 [11:13&lt;00:52, <text:s/>Epoch 4/12 [Train]: <text:s/>93%|<text:span text:style-name="T2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0"/>| 391/420 [11:13&lt;00:49, <text:s/>Epoch 4/12 [Train]: <text:s/>93%|<text:span text:style-name="T23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10"/>| 391/420 [11:15&lt;00:49, <text:s/>Epoch 4/12 [Train]: <text:s/>93%|<text:span text:style-name="T2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1">▉</text:span><text:s text:c="10"/>| 392/420 [11:15&lt;00:47, <text:s/>Epoch 4/12 [Train]: <text:s/>93%|<text:span text:style-name="T2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3">▉</text:span><text:s text:c="10"/>| 392/420 [11:17&lt;00:47, <text:s/>Epoch 4/12 [Train]: <text:s/>94%|<text:span text:style-name="T2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5">▎</text:span><text:s text:c="9"/>| 393/420 [11:17&lt;00:46, <text:s/>Epoch 4/12 [Train]: <text:s/>94%|<text:span text:style-name="T2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47">▎</text:span><text:s text:c="9"/>| 393/420 [11:19&lt;00:46, <text:s/>Epoch 4/12 [Train]: <text:s/>94%|<text:span text:style-name="T2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249">██████████████████████████████████████</text:span><text:span text:style-name="T250">▋</text:span><text:s text:c="9"/>| 394/420 [11:19&lt;00:46, <text:s/>Epoch 4/12 [Train]: <text:s/>94%|<text:span text:style-name="T25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2">▋</text:span><text:s text:c="9"/>| 394/420 [11:20&lt;00:46, <text:s/>Epoch 4/12 [Train]: <text:s/>94%|<text:span text:style-name="T25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9"/>| 395/420 [11:20&lt;00:44, <text:s/>Epoch 4/12 [Train]: <text:s/>94%|<text:span text:style-name="T2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9"/>| 395/420 [11:22&lt;00:44, <text:s/>Epoch 4/12 [Train]: <text:s/>94%|<text:span text:style-name="T2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6">▎</text:span><text:s text:c="8"/>| 396/420 [11:22&lt;00:42, <text:s/>Epoch 4/12 [Train]: <text:s/>94%|<text:span text:style-name="T25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58">▎</text:span><text:s text:c="8"/>| 396/420 [11:24&lt;00:42, <text:s/>Epoch 4/12 [Train]: <text:s/>95%|<text:span text:style-name="T2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0">▋</text:span><text:s text:c="8"/>| 397/420 [11:24&lt;00:42, <text:s/>Epoch 4/12 [Train]: <text:s/>95%|<text:span text:style-name="T2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2">▋</text:span><text:s text:c="8"/>| 397/420 [11:26&lt;00:42, <text:s/>Epoch 4/12 [Train]: <text:s/>95%|<text:span text:style-name="T2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8"/>| 398/420 [11:26&lt;00:40, <text:s/>Epoch 4/12 [Train]: <text:s/>95%|<text:span text:style-name="T26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8"/>| 398/420 [11:28&lt;00:40, <text:s/>Epoch 4/12 [Train]: <text:s/>95%|<text:span text:style-name="T2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6">▍</text:span><text:s text:c="7"/>| 399/420<text:s/><text:soft-page-break/>[11:28&lt;00:37, <text:s/>Epoch 4/12 [Train]: <text:s/>95%|<text:span text:style-name="T26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68">▍</text:span><text:s text:c="7"/>| 399/420 [11:30&lt;00:37, <text:s/>Epoch 4/12 [Train]: <text:s/>95%|<text:span text:style-name="T26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0">▊</text:span><text:s text:c="7"/>| 400/420 [11:30&lt;00:36, <text:s/>Epoch 4/12 [Train]: <text:s/>95%|<text:span text:style-name="T27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2">▊</text:span><text:s text:c="7"/>| 400/420 [11:31&lt;00:36, <text:s/>Epoch 4/12 [Train]: <text:s/>95%|<text:span text:style-name="T27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4">▏</text:span><text:s text:c="6"/>| 401/420 [11:31&lt;00:34, <text:s/>Epoch 4/12 [Train]: <text:s/>95%|<text:span text:style-name="T27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76">▏</text:span><text:s text:c="6"/>| 401/420 [11:33&lt;00:34, <text:s/>Epoch 4/12 [Train]: <text:s/>96%|<text:span text:style-name="T27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6"/>| 402/420 [11:33&lt;00:33, <text:s/>Epoch 4/12 [Train]: <text:s/>96%|<text:span text:style-name="T27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6"/>| 402/420 [11:35&lt;00:33, <text:s/>Epoch 4/12 [Train]: <text:s/>96%|<text:span text:style-name="T27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0">▉</text:span><text:s text:c="6"/>| 403/420 [11:35&lt;00:29, <text:s/>Epoch 4/12 [Train]: <text:s/>96%|<text:span text:style-name="T28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2">▉</text:span><text:s text:c="6"/>| 403/420 [11:37&lt;00:29, <text:s/>Epoch 4/12 [Train]: <text:s/>96%|<text:span text:style-name="T28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4">▏</text:span><text:s text:c="5"/>| 404/420<text:s/><text:soft-page-break/>[11:37&lt;00:28, <text:s/>Epoch 4/12 [Train]: <text:s/>96%|<text:span text:style-name="T28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86">▏</text:span><text:s text:c="5"/>| 404/420 [11:38&lt;00:28, <text:s/>Epoch 4/12 [Train]: <text:s/>96%|<text:span text:style-name="T28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"/>| 405/420 [11:38&lt;00:25, <text:s/>Epoch 4/12 [Train]: <text:s/>96%|<text:span text:style-name="T28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 text:c="5"/>| 405/420 [11:40&lt;00:25, <text:s/>Epoch 4/12 [Train]: <text:s/>97%|<text:span text:style-name="T28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0">▉</text:span><text:s text:c="5"/>| 406/420 [11:40&lt;00:24, <text:s/>Epoch 4/12 [Train]: <text:s/>97%|<text:span text:style-name="T29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2">▉</text:span><text:s text:c="5"/>| 406/420 [11:42&lt;00:24, <text:s/>Epoch 4/12 [Train]: <text:s/>97%|<text:span text:style-name="T29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4">▎</text:span><text:s text:c="4"/>| 407/420 [11:42&lt;00:22, <text:s/>Epoch 4/12 [Train]: <text:s/>97%|<text:span text:style-name="T29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6">▎</text:span><text:s text:c="4"/>| 407/420 [11:43&lt;00:22, <text:s/>Epoch 4/12 [Train]: <text:s/>97%|<text:span text:style-name="T29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298">▋</text:span><text:s text:c="4"/>| 408/420 [11:43&lt;00:20, <text:s/>Epoch 4/12 [Train]: <text:s/>97%|<text:span text:style-name="T29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0">▋</text:span><text:s text:c="4"/>| 408/420 [11:45&lt;00:20, <text:s/>Epoch 4/12 [Train]: <text:s/>97%|<text:span text:style-name="T30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4"/>| 409/420 [11:45&lt;00:18, <text:s/>Epoch 4/12 [Train]: <text:s/><text:soft-page-break/>97%|<text:span text:style-name="T3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4"/>| 409/420 [11:47&lt;00:18, <text:s/>Epoch 4/12 [Train]: <text:s/>98%|<text:span text:style-name="T30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4">▍</text:span><text:s text:c="3"/>| 410/420 [11:47&lt;00:17, <text:s/>Epoch 4/12 [Train]: <text:s/>98%|<text:span text:style-name="T30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6">▍</text:span><text:s text:c="3"/>| 410/420 [11:49&lt;00:17, <text:s/>Epoch 4/12 [Train]: <text:s/>98%|<text:span text:style-name="T30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08">▊</text:span><text:s text:c="3"/>| 411/420 [11:49&lt;00:16, <text:s/>Epoch 4/12 [Train]: <text:s/>98%|<text:span text:style-name="T30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0">▊</text:span><text:s text:c="3"/>| 411/420 [11:51&lt;00:16, <text:s/>Epoch 4/12 [Train]: <text:s/>98%|<text:span text:style-name="T3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3"/>| 412/420 [11:51&lt;00:14, <text:s/>Epoch 4/12 [Train]: <text:s/>98%|<text:span text:style-name="T3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3"/>| 412/420 [11:53&lt;00:14, <text:s/>Epoch 4/12 [Train]: <text:s/>98%|<text:span text:style-name="T3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4">▍</text:span><text:s text:c="2"/>| 413/420 [11:53&lt;00:12, <text:s/>Epoch 4/12 [Train]: <text:s/>98%|<text:span text:style-name="T3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6">▍</text:span><text:s text:c="2"/>| 413/420 [11:54&lt;00:12, <text:s/>Epoch 4/12 [Train]: <text:s/>99%|<text:span text:style-name="T3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18">▊</text:span><text:s text:c="2"/>| 414/420 [11:54&lt;00:10, <text:s/>Epoch 4/12 [Train]: <text:s/>99%|<text:span text:style-name="T319">██████████████████████████████████████████████████</text:span><text:soft-page-break/><text:span text:style-name="T3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1">▊</text:span><text:s text:c="2"/>| 414/420 [11:56&lt;00:10, <text:s/>Epoch 4/12 [Train]: <text:s/>99%|<text:span text:style-name="T3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3">▏</text:span><text:s/>| 415/420 [11:56&lt;00:08, <text:s/>Epoch 4/12 [Train]: <text:s/>99%|<text:span text:style-name="T3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5">▏</text:span><text:s/>| 415/420 [11:58&lt;00:08, <text:s/>Epoch 4/12 [Train]: <text:s/>99%|<text:span text:style-name="T3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/>| 416/420 [11:58&lt;00:07, <text:s/>Epoch 4/12 [Train]: <text:s/>99%|<text:span text:style-name="T32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▌</text:span><text:s/>| 416/420 [12:00&lt;00:07, <text:s/>Epoch 4/12 [Train]: <text:s/>99%|<text:span text:style-name="T3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29">▉</text:span><text:s/>| 417/420 [12:00&lt;00:05, <text:s/>Epoch 4/12 [Train]: <text:s/>99%|<text:span text:style-name="T33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1">▉</text:span><text:s/>| 417/420 [12:01&lt;00:05, <text:s/>Epoch 4/12 [Train]: 100%|<text:span text:style-name="T3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3">▎</text:span>| 418/420 [12:01&lt;00:03, <text:s/>Epoch 4/12 [Train]: 100%|<text:span text:style-name="T3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5">▎</text:span>| 418/420 [12:03&lt;00:03, <text:s/>Epoch 4/12 [Train]: 100%|<text:span text:style-name="T3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337">▋</text:span>| 419/420 [12:03&lt;00:01, <text:s/>Epoch 4/12 [Train]: 100%|<text:span text:style-name="T3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339">████████████████████████████████████████████████</text:span><text:span text:style-name="T340">▋</text:span>| 419/420 [12:04&lt;00:01, <text:s/>Epoch 4/12 [Train]: 100%|<text:span text:style-name="T34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04&lt;00:00, <text:s/>Epoch 4/12 [Train]: 100%|<text:span text:style-name="T3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04&lt;00:00, <text:s/>1.73s/it, loss=0.664]</text:p>
      <text:p text:style-name="Normal">Epoch 4/12 [Val]: 100%|<text:span text:style-name="T34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8s/it]<text:s/></text:p>
      <text:p text:style-name="Normal"/>
      <text:p text:style-name="Normal">Epoch 4/12</text:p>
      <text:p text:style-name="Normal"><text:s text:c="2"/>Train Loss: 0.6641 | Train Acc: 0.6084</text:p>
      <text:p text:style-name="Normal"><text:s text:c="2"/>Val Loss: 0.6312 | Val Acc: 0.6476 | AUROC: 0.7095</text:p>
      <text:p text:style-name="Normal"><text:s text:c="2"/>Learning Rate: 0.000075</text:p>
      <text:p text:style-name="Normal"><text:s text:c="2"/>✓ New best AUROC: 0.7095</text:p>
      <text:p text:style-name="Normal">==========================================================================================</text:p>
      <text:p text:style-name="Normal">Epoch 5/12 [Train]: 100%|<text:span text:style-name="T3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14&lt;00:00, <text:s/>1.75s/it, loss=0.656]<text:s/></text:p>
      <text:p text:style-name="Normal">Epoch 5/12 [Val]: 100%|<text:span text:style-name="T34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0&lt;00:00, <text:s/>1.26s/it]<text:s/></text:p>
      <text:p text:style-name="Normal"/>
      <text:p text:style-name="Normal">Epoch 5/12</text:p>
      <text:soft-page-break/>
      <text:p text:style-name="Normal"><text:s text:c="2"/>Train Loss: 0.6561 | Train Acc: 0.6225</text:p>
      <text:p text:style-name="Normal"><text:s text:c="2"/>Val Loss: 0.6303 | Val Acc: 0.6509 | AUROC: 0.7105</text:p>
      <text:p text:style-name="Normal"><text:s text:c="2"/>Learning Rate: 0.000063</text:p>
      <text:p text:style-name="Normal"><text:s text:c="2"/>✓ New best AUROC: 0.7105</text:p>
      <text:p text:style-name="Normal">==========================================================================================</text:p>
      <text:p text:style-name="Normal">Epoch 6/12 [Train]: 100%|<text:span text:style-name="T3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56&lt;00:00, <text:s/>1.71s/it, loss=0.654]<text:s/></text:p>
      <text:p text:style-name="Normal">Epoch 6/12 [Val]: 100%|<text:span text:style-name="T34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9&lt;00:00, <text:s/>1.25s/it]<text:s/></text:p>
      <text:p text:style-name="Normal"/>
      <text:p text:style-name="Normal">Epoch 6/12</text:p>
      <text:p text:style-name="Normal"><text:s text:c="2"/>Train Loss: 0.6544 | Train Acc: 0.6271</text:p>
      <text:p text:style-name="Normal"><text:s text:c="2"/>Val Loss: 0.6198 | Val Acc: 0.6543 | AUROC: 0.7178</text:p>
      <text:p text:style-name="Normal"><text:s text:c="2"/>Learning Rate: 0.000050</text:p>
      <text:p text:style-name="Normal"><text:s text:c="2"/>✓ New best AUROC: 0.7178</text:p>
      <text:p text:style-name="Normal">==========================================================================================</text:p>
      <text:p text:style-name="Normal">Epoch 7/12 [Train]: 100%|<text:span text:style-name="T3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56&lt;00:00, <text:s/>1.71s/it, loss=0.642]<text:s/></text:p>
      <text:p text:style-name="Normal">Epoch 7/12 [Val]: 100%|<text:span text:style-name="T34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0&lt;00:00, <text:s/>1.25s/it]<text:s/></text:p>
      <text:p text:style-name="Normal"/>
      <text:p text:style-name="Normal">Epoch 7/12</text:p>
      <text:p text:style-name="Normal"><text:s text:c="2"/>Train Loss: 0.6415 | Train Acc: 0.6276</text:p>
      <text:p text:style-name="Normal"><text:s text:c="2"/>Val Loss: 0.6117 | Val Acc: 0.6620 | AUROC: 0.7206</text:p>
      <text:p text:style-name="Normal"><text:s text:c="2"/>Learning Rate: 0.000038</text:p>
      <text:p text:style-name="Normal"><text:s text:c="2"/>✓ New best AUROC: 0.7206</text:p>
      <text:p text:style-name="Normal">==========================================================================================</text:p>
      <text:p text:style-name="Normal">Epoch 8/12 [Train]: 100%|<text:span text:style-name="T3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06&lt;00:00, <text:s/>1.73s/it, loss=0.637]<text:s/></text:p>
      <text:p text:style-name="Normal">Epoch 8/12 [Val]: 100%|<text:span text:style-name="T35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9&lt;00:00, <text:s/>1.25s/it]<text:s/></text:p>
      <text:p text:style-name="Normal"/>
      <text:p text:style-name="Normal">Epoch 8/12</text:p>
      <text:p text:style-name="Normal"><text:s text:c="2"/>Train Loss: 0.6371 | Train Acc: 0.6437</text:p>
      <text:p text:style-name="Normal"><text:s text:c="2"/>Val Loss: 0.6126 | Val Acc: 0.6601 | AUROC: 0.7263</text:p>
      <text:p text:style-name="Normal"><text:s text:c="2"/>Learning Rate: 0.000026</text:p>
      <text:p text:style-name="Normal"><text:s text:c="2"/>✓ New best AUROC: 0.7263</text:p>
      <text:p text:style-name="Normal">==========================================================================================</text:p>
      <text:p text:style-name="Normal">Epoch 9/12 [Train]: 100%|<text:span text:style-name="T3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57&lt;00:00, <text:s/>1.71s/it, loss=0.636]<text:s/></text:p>
      <text:p text:style-name="Normal">Epoch 9/12 [Val]: 100%|<text:span text:style-name="T353">█████████████████████████████████████████████████</text:span><text:soft-page-break/><text:span text:style-name="T3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1s/it]<text:s/></text:p>
      <text:p text:style-name="Normal"/>
      <text:p text:style-name="Normal">Epoch 9/12</text:p>
      <text:p text:style-name="Normal"><text:s text:c="2"/>Train Loss: 0.6362 | Train Acc: 0.6435</text:p>
      <text:p text:style-name="Normal"><text:s text:c="2"/>Val Loss: 0.6051 | Val Acc: 0.6659 | AUROC: 0.7299</text:p>
      <text:p text:style-name="Normal"><text:s text:c="2"/>Learning Rate: 0.000015</text:p>
      <text:p text:style-name="Normal"><text:s text:c="2"/>✓ New best AUROC: 0.7299</text:p>
      <text:p text:style-name="Normal">==========================================================================================</text:p>
      <text:p text:style-name="Normal">Epoch 10/12 [Train]: 100%|<text:span text:style-name="T3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59&lt;00:00, <text:s/>1.71s/it, loss=0.63]<text:s/></text:p>
      <text:p text:style-name="Normal">Epoch 10/12 [Val]: 100%|<text:span text:style-name="T3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9&lt;00:00, <text:s/>1.25s/it]<text:s/></text:p>
      <text:p text:style-name="Normal"/>
      <text:p text:style-name="Normal">Epoch 10/12</text:p>
      <text:p text:style-name="Normal"><text:s text:c="2"/>Train Loss: 0.6296 | Train Acc: 0.6472</text:p>
      <text:p text:style-name="Normal"><text:s text:c="2"/>Val Loss: 0.6109 | Val Acc: 0.6639 | AUROC: 0.7270</text:p>
      <text:p text:style-name="Normal"><text:s text:c="2"/>Learning Rate: 0.000008</text:p>
      <text:p text:style-name="Normal">==========================================================================================</text:p>
      <text:p text:style-name="Normal">Epoch 11/12 [Train]: 100%|<text:span text:style-name="T35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1:58&lt;00:00, <text:s/>1.71s/it, loss=0.627]</text:p>
      <text:soft-page-break/>
      <text:p text:style-name="Normal">Epoch 11/12 [Val]: 100%|<text:span text:style-name="T3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09&lt;00:00, <text:s/>1.24s/it]<text:s/></text:p>
      <text:p text:style-name="Normal"/>
      <text:p text:style-name="Normal">Epoch 11/12</text:p>
      <text:p text:style-name="Normal"><text:s text:c="2"/>Train Loss: 0.6269 | Train Acc: 0.6532</text:p>
      <text:p text:style-name="Normal"><text:s text:c="2"/>Val Loss: 0.6028 | Val Acc: 0.6678 | AUROC: 0.7372</text:p>
      <text:p text:style-name="Normal"><text:s text:c="2"/>Learning Rate: 0.000003</text:p>
      <text:p text:style-name="Normal"><text:s text:c="2"/>✓ New best AUROC: 0.7372</text:p>
      <text:p text:style-name="Normal">==========================================================================================</text:p>
      <text:p text:style-name="Normal">Epoch 12/12 [Train]: 100%|<text:span text:style-name="T3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05&lt;00:00, <text:s/>1.73s/it, loss=0.628]<text:s/></text:p>
      <text:p text:style-name="Normal">Epoch 12/12 [Val]: 100%|<text:span text:style-name="T3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2&lt;00:00, <text:s/>1.27s/it]<text:s/></text:p>
      <text:p text:style-name="Normal"/>
      <text:p text:style-name="Normal">Epoch 12/12</text:p>
      <text:p text:style-name="Normal"><text:s text:c="2"/>Train Loss: 0.6275 | Train Acc: 0.6489</text:p>
      <text:p text:style-name="Normal"><text:s text:c="2"/>Val Loss: 0.5954 | Val Acc: 0.6779 | AUROC: 0.7413</text:p>
      <text:p text:style-name="Normal"><text:s text:c="2"/>Learning Rate: 0.000001</text:p>
      <text:p text:style-name="Normal"><text:s text:c="2"/>✓ New best AUROC: 0.7413</text:p>
      <text:p text:style-name="Normal">==========================================================================================</text:p>
      <text:p text:style-name="Normal"/>
      <text:soft-page-break/>
      <text:p text:style-name="Normal">Final Evaluation with Best Model...</text:p>
      <text:p text:style-name="Normal">Epoch 12/12 [Val]: 100%|<text:span text:style-name="T3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0&lt;00:00, <text:s/>1.25s/it]</text:p>
      <text:p text:style-name="Normal"/>
      <text:p text:style-name="Normal">Calculating 95% confidence intervals (bootstrap)...</text:p>
      <text:p text:style-name="Normal">Bootstrap: 100%|<text:span text:style-name="T36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00/1000 [00:08&lt;00:00, 115.11it/s]</text:p>
      <text:p text:style-name="Normal"/>
      <text:p text:style-name="Normal">==============================================================================================================</text:p>
      <text:p text:style-name="Normal">FINAL RESULTS - swinv2_small_window8_256</text:p>
      <text:p text:style-name="Normal">==============================================================================================================</text:p>
      <text:p text:style-name="Normal"/>
      <text:p text:style-name="Normal">Metric <text:s text:c="10"/>| Value <text:s text:c="2"/>| 95% CI <text:s text:c="14"/>| EfficientNetV2-S <text:s/>| Paper (DenseNet-201)</text:p>
      <text:p text:style-name="Normal">--------------------------------------------------------------------------------------------------------------</text:p>
      <text:p text:style-name="Normal">AUROC <text:s text:c="11"/>| <text:s/>74.13% | (72.0%, 76.3%) | 89.40% <text:s text:c="11"/>| 87.14%</text:p>
      <text:p text:style-name="Normal">F1 Score <text:s text:c="8"/>| <text:s/>72.30% | (70.2%, 74.3%) | 78.57% <text:s text:c="11"/>| 79.03%</text:p>
      <text:p text:style-name="Normal">Sensitivity <text:s text:c="5"/>| <text:s/>86.69% | (84.6%, 88.9%) | 70.80% <text:s text:c="11"/>| 77.97%</text:p>
      <text:p text:style-name="Normal">Specificity <text:s text:c="5"/>| <text:s/>50.00% | (47.1%, 53.1%) | 91.12% <text:s text:c="11"/>| 81.46%</text:p>
      <text:p text:style-name="Normal">==============================================================================================================</text:p>
      <text:p text:style-name="Normal"/>
      <text:p text:style-name="Normal">Confusion Matrix:</text:p>
      <text:p text:style-name="Normal"><text:s text:c="2"/>TN: <text:s/>535 <text:s/>FP: <text:s/>535</text:p>
      <text:soft-page-break/>
      <text:p text:style-name="Normal"><text:s text:c="2"/>FN: <text:s/>134 <text:s/>TP: <text:s/>873</text:p>
      <text:p text:style-name="Normal">==============================================================================================================</text:p>
      <text:p text:style-name="Normal"/>
      <text:p text:style-name="Normal">All results saved to: C:\Users\prosenjit19\Desktop\Spine\vindr-spinexr\outputs\swinv2_small_window8_256_optimized</text:p>
      <text:p text:style-name="Normal">Training complete!</text:p>
      <text:p text:style-name="Normal">PS C:\Users\prosenjit19\Desktop\Spine\vindr-spinex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10T08:40:00Z</meta:creation-date>
    <dc:date>2025-12-10T08:41:00Z</dc:date>
    <meta:template xlink:href="Normal" xlink:type="simple"/>
    <meta:editing-cycles>1</meta:editing-cycles>
    <meta:editing-duration>PT60S</meta:editing-duration>
    <meta:document-statistic meta:page-count="28" meta:paragraph-count="94" meta:word-count="7080" meta:character-count="47344" meta:row-count="336" meta:non-whitespace-character-count="40358"/>
  </office:meta>
</office:document-meta>
</file>